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4pt"/>
    </style:style>
    <style:style style:name="co2" style:family="table-column">
      <style:table-column-properties fo:break-before="auto" style:column-width="42.3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82.35pt"/>
    </style:style>
    <style:style style:name="co5" style:family="table-column">
      <style:table-column-properties fo:break-before="auto" style:column-width="129.6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4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0.99pt groove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99pt groove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99pt groove #000000"/>
      <style:paragraph-properties fo:text-align="center" fo:margin-left="0pt"/>
    </style:style>
    <style:style style:name="ce33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99pt groove #000000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9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language-complex="hi" style:country-complex="IN" style:font-relief="none" style:font-style-complex="normal" style:font-weight-complex="normal" style:font-size-complex="10pt" style:font-name-complex="Lohit Devanagari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oting_schedule" table:style-name="ta1" table:print-ranges="footing_schedule.A1:footing_schedule.F12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6"/>
        <table:table-row table:style-name="ro1">
          <table:table-cell table:style-name="ce24" office:value-type="string" calcext:value-type="string" table:number-columns-spanned="6" table:number-rows-spanned="1">
            <text:p>WALL FOOTING SCHEDULE</text:p>
          </table:table-cell>
          <table:covered-table-cell table:number-columns-repeated="5" table:style-name="Default"/>
        </table:table-row>
        <table:table-row table:style-name="ro2">
          <table:table-cell table:style-name="ce25" office:value-type="string" calcext:value-type="string" table:number-columns-spanned="1" table:number-rows-spanned="2">
            <text:p>MARK</text:p>
          </table:table-cell>
          <table:table-cell table:style-name="ce9" office:value-type="string" calcext:value-type="string" table:number-columns-spanned="2" table:number-rows-spanned="1">
            <text:p>DIMENSIONS</text:p>
          </table:table-cell>
          <table:covered-table-cell table:style-name="Default"/>
          <table:table-cell table:style-name="ce32" office:value-type="string" calcext:value-type="string" table:number-columns-spanned="2" table:number-rows-spanned="1">
            <text:p>REINFORCEMENT</text:p>
          </table:table-cell>
          <table:covered-table-cell table:style-name="Default"/>
          <table:table-cell table:style-name="ce9" office:value-type="string" calcext:value-type="string" table:number-columns-spanned="1" table:number-rows-spanned="2">
            <text:p>REMARKS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THICKNESS</text:p>
          </table:table-cell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TRANSVERSE</text:p>
          </table:table-cell>
          <table:covered-table-cell table:style-name="ce33"/>
        </table:table-row>
        <table:table-row table:style-name="ro2">
          <table:table-cell table:style-name="ce6" office:value-type="string" calcext:value-type="string">
            <text:p>WF26</text:p>
          </table:table-cell>
          <table:table-cell table:style-name="ce6" office:value-type="string" calcext:value-type="string">
            <text:p>2'-6"</text:p>
          </table:table-cell>
          <table:table-cell office:value-type="string" calcext:value-type="string">
            <text:p>1'-2"</text:p>
          </table:table-cell>
          <table:table-cell office:value-type="string" calcext:value-type="string">
            <text:p>(3)-#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WF30</text:p>
          </table:table-cell>
          <table:table-cell table:style-name="ce6" office:value-type="string" calcext:value-type="string">
            <text:p>3'-0"</text:p>
          </table:table-cell>
          <table:table-cell office:value-type="string" calcext:value-type="string">
            <text:p>1'-2"</text:p>
          </table:table-cell>
          <table:table-cell office:value-type="string" calcext:value-type="string">
            <text:p>(3)-#5</text:p>
          </table:table-cell>
          <table:table-cell table:style-name="ce11"/>
          <table:table-cell/>
        </table:table-row>
        <table:table-row table:style-name="ro2">
          <table:table-cell table:style-name="ce6" office:value-type="string" calcext:value-type="string">
            <text:p>WF48</text:p>
          </table:table-cell>
          <table:table-cell table:style-name="ce6" office:value-type="string" calcext:value-type="string">
            <text:p>4’-8”</text:p>
          </table:table-cell>
          <table:table-cell office:value-type="string" calcext:value-type="string">
            <text:p>1'-2"</text:p>
          </table:table-cell>
          <table:table-cell office:value-type="string" calcext:value-type="string">
            <text:p>(5)-#5</text:p>
          </table:table-cell>
          <table:table-cell table:style-name="ce11"/>
          <table:table-cell office:value-type="string" calcext:value-type="string">
            <text:p>South basement wall</text:p>
          </table:table-cell>
        </table:table-row>
        <table:table-row table:style-name="ro3">
          <table:table-cell table:style-name="ce7" office:value-type="string" calcext:value-type="string" table:number-columns-spanned="6" table:number-rows-spanned="6">
            <text:p>COLUMN FOOTING SCHEDULE NOTES:</text:p>
            <text:p>1. REFER TO STRUCTURAL NOTES SHEET FOR MINIMUM COVER REQUIREMENTS</text:p>
            <text:p>2. REFER TO FOUNDATION PLAN FOR TOP OF FOOTING ELEVATIONS.</text:p>
            <text:p><text:span text:style-name="T1">3. ALL FOOTING EXCAVATIONS SHALL BE INSPECTED AND APPROVED BY THE </text:span></text:p>
            <text:p><text:span text:style-name="T2">GEOTECHNICAL ENGINEER PRIOR </text:span><text:span text:style-name="T3">TO PLACING CONCRETE</text:span></text:p>
            <text:p><text:span text:style-name="T4">4. ALL LAPS IN STELL REINFORCING SHALL BE CLASS ''B'' LAP SPLICES UNLESS NOTED</text:span></text:p>
            <text:p><text:span text:style-name="T4">OTHERWISE.</text:span></text:p>
          </table:table-cell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Date:</text:p>
          </table:table-cell>
          <table:table-cell table:style-name="ce30" office:value-type="date" office:date-value="2019-10-08" calcext:value-type="date">
            <text:p>10/08/19</text:p>
          </table:table-cell>
          <table:table-cell table:style-name="ce30"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Engineer:</text:p>
          </table:table-cell>
          <table:table-cell table:style-name="ce31" office:value-type="string" calcext:value-type="string">
            <text:p>LP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Antiguo</text:p>
          </table:table-cell>
          <table:table-cell office:value-type="string" calcext:value-type="string">
            <text:p>Nuevo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string" calcext:value-type="string">
            <text:p>WF30</text:p>
          </table:table-cell>
        </table:table-row>
      </table:table>
      <table:named-expressions/>
      <table:database-ranges>
        <table:database-range table:name="__Anonymous_Sheet_DB__0" table:target-range-address="footing_schedule.A4:footing_schedule.F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0:23:15.647991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00:41:08.613268503</dc:date>
    <meta:editing-duration>PT3H10M32S</meta:editing-duration>
    <meta:editing-cycles>25</meta:editing-cycles>
    <meta:generator>LibreOffice/6.0.7.3$Linux_X86_64 LibreOffice_project/00m0$Build-3</meta:generator>
    <meta:document-statistic meta:table-count="2" meta:cell-count="31" meta:object-count="0"/>
  </office:meta>
</office:document-meta>
</file>